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.-Descargar los archivos SH</text:p>
      <text:p text:style-name="Normal">2.- Con el comando cd ubicarse en la carpeta que se<text:s/>descargó<text:s/>los archivos<text:s/></text:p>
      <text:p text:style-name="Normal">3.-Ejecutar uno por uno los archivos en orden con el comando:</text:p>
      <text:p text:style-name="Normal">“sh nombre_del_archivo”</text:p>
      <text:p text:style-name="Normal">NOTA: las comillas en el comando no son<text:s/>necesaria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 GONZALO CORTEZ MALDONADO</meta:initial-creator>
    <dc:creator>JOSE GONZALO CORTEZ MALDONADO</dc:creator>
    <meta:creation-date>2019-10-21T19:51:00Z</meta:creation-date>
    <dc:date>2019-10-22T03:51:00Z</dc:date>
    <meta:template xlink:href="Normal.dotm" xlink:type="simple"/>
    <meta:editing-cycles>5</meta:editing-cycles>
    <meta:editing-duration>PT180S</meta:editing-duration>
    <meta:document-statistic meta:page-count="1" meta:paragraph-count="1" meta:word-count="37" meta:character-count="240" meta:row-count="1" meta:non-whitespace-character-count="204"/>
  </office:meta>
</office:document-meta>
</file>